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3.1cm" svg:height="1.1cm" svg:x="1.4cm" svg:y="1.4cm">
          <text:p text:style-name="P1">Claim</text:p>
        </draw:rect>
        <draw:rect draw:style-name="gr1" draw:text-style-name="P1" xml:id="id2" draw:id="id2" draw:layer="layout" svg:width="2.7cm" svg:height="1cm" svg:x="3.7cm" svg:y="3.4cm">
          <text:p text:style-name="P1">Map</text:p>
        </draw:rect>
        <draw:connector draw:style-name="gr2" draw:text-style-name="P1" draw:layer="layout" svg:x1="2.95cm" svg:y1="2.5cm" svg:x2="3.7cm" svg:y2="3.9cm" draw:start-shape="id1" draw:start-glue-point="2" draw:end-shape="id2" draw:end-glue-point="3" svg:d="m2950 2500v1400h750">
          <text:p/>
        </draw:connector>
        <draw:custom-shape draw:style-name="gr3" draw:text-style-name="P1" xml:id="id3" draw:id="id3" draw:layer="layout" svg:width="6.9cm" svg:height="0.8cm" svg:x="5.4cm" svg:y="5.5cm">
          <text:p text:style-name="P1">Section.Identifi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" draw:text-style-name="P1" xml:id="id4" draw:id="id4" draw:layer="layout" svg:width="6.9cm" svg:height="0.8cm" svg:x="16.5cm" svg:y="5.5cm">
          <text:p text:style-name="P1">Section.Identifier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" draw:text-style-name="P1" draw:layer="layout" svg:x1="6.4cm" svg:y1="3.9cm" svg:x2="8.85cm" svg:y2="5.5cm" draw:start-shape="id2" draw:start-glue-point="1" draw:end-shape="id3" draw:end-glue-point="5" svg:d="m6400 3900h2450v1600">
          <text:p/>
        </draw:connector>
        <draw:connector draw:style-name="gr2" draw:text-style-name="P1" draw:layer="layout" svg:x1="6.4cm" svg:y1="3.9cm" svg:x2="19.95cm" svg:y2="5.5cm" draw:start-shape="id2" draw:start-glue-point="1" draw:end-shape="id4" draw:end-glue-point="5" svg:d="m6400 3900h13550v1600">
          <text:p/>
        </draw:connector>
        <draw:rect draw:style-name="gr1" draw:text-style-name="P1" xml:id="id5" draw:id="id5" draw:layer="layout" svg:width="3.4cm" svg:height="1cm" svg:x="7.15cm" svg:y="7.3cm">
          <text:p text:style-name="P1">Section</text:p>
        </draw:rect>
        <draw:rect draw:style-name="gr1" draw:text-style-name="P1" xml:id="id6" draw:id="id6" draw:layer="layout" svg:width="3.4cm" svg:height="1cm" svg:x="18.25cm" svg:y="7.5cm">
          <text:p text:style-name="P1">Section</text:p>
        </draw:rect>
        <draw:connector draw:style-name="gr2" draw:text-style-name="P1" draw:layer="layout" svg:x1="8.85cm" svg:y1="6.3cm" svg:x2="8.85cm" svg:y2="7.3cm" draw:start-shape="id3" draw:start-glue-point="8" draw:end-shape="id5" draw:end-glue-point="0" svg:d="m8850 6300v1000">
          <text:p/>
        </draw:connector>
        <draw:connector draw:style-name="gr2" draw:text-style-name="P1" draw:layer="layout" svg:x1="19.95cm" svg:y1="6.3cm" svg:x2="19.95cm" svg:y2="7.5cm" draw:start-shape="id4" draw:start-glue-point="8" draw:end-shape="id6" draw:end-glue-point="0" svg:d="m19950 6300v1200">
          <text:p/>
        </draw:connector>
        <draw:frame draw:style-name="gr4" draw:layer="layout" svg:width="2.551cm" svg:height="0.962cm" svg:x="9.5cm" svg:y="6.5cm">
          <draw:text-box>
            <text:p>Abroad</text:p>
          </draw:text-box>
        </draw:frame>
        <draw:frame draw:style-name="gr4" draw:layer="layout" svg:width="3.326cm" svg:height="0.962cm" svg:x="20.5cm" svg:y="6.538cm">
          <draw:text-box>
            <text:p>Employed</text:p>
          </draw:text-box>
        </draw:frame>
        <draw:rect draw:style-name="gr1" draw:text-style-name="P1" xml:id="id7" draw:id="id7" draw:layer="layout" svg:width="2cm" svg:height="0.8cm" svg:x="7.85cm" svg:y="9cm">
          <text:p text:style-name="P1">List</text:p>
        </draw:rect>
        <draw:rect draw:style-name="gr1" draw:text-style-name="P1" xml:id="id13" draw:id="id13" draw:layer="layout" svg:width="2cm" svg:height="0.8cm" svg:x="18.95cm" svg:y="9cm">
          <text:p text:style-name="P1">List</text:p>
        </draw:rect>
        <draw:rect draw:style-name="gr1" draw:text-style-name="P1" xml:id="id8" draw:id="id8" draw:layer="layout" svg:width="5.5cm" svg:height="0.8cm" svg:x="2.8cm" svg:y="10.5cm">
          <text:p text:style-name="P1">1<text:span text:style-name="T1">st</text:span> Question Group</text:p>
        </draw:rect>
        <draw:rect draw:style-name="gr1" draw:text-style-name="P1" xml:id="id9" draw:id="id9" draw:layer="layout" svg:width="2.6cm" svg:height="0.8cm" svg:x="9.5cm" svg:y="10.5cm">
          <text:p text:style-name="P1">Trips</text:p>
        </draw:rect>
        <draw:connector draw:style-name="gr2" draw:text-style-name="P1" draw:layer="layout" svg:x1="8.85cm" svg:y1="9.8cm" svg:x2="8.3cm" svg:y2="10.9cm" draw:start-shape="id7" draw:start-glue-point="2" draw:end-shape="id8" draw:end-glue-point="1" svg:d="m8850 9800v1100h-550">
          <text:p/>
        </draw:connector>
        <draw:connector draw:style-name="gr2" draw:text-style-name="P1" draw:layer="layout" svg:x1="8.85cm" svg:y1="9.8cm" svg:x2="9.5cm" svg:y2="10.9cm" draw:start-shape="id7" draw:start-glue-point="2" draw:end-shape="id9" draw:end-glue-point="3" svg:d="m8850 9800v1100h650">
          <text:p/>
        </draw:connector>
        <draw:rect draw:style-name="gr1" draw:text-style-name="P1" xml:id="id10" draw:id="id10" draw:layer="layout" svg:width="2cm" svg:height="0.8cm" svg:x="9.8cm" svg:y="12.1cm">
          <text:p text:style-name="P1">List</text:p>
        </draw:rect>
        <draw:connector draw:style-name="gr2" draw:text-style-name="P1" draw:layer="layout" svg:x1="10.8cm" svg:y1="11.3cm" svg:x2="10.8cm" svg:y2="12.1cm" draw:start-shape="id9" draw:start-glue-point="2" draw:end-shape="id10" draw:end-glue-point="0" svg:d="m10800 11300v800">
          <text:p/>
        </draw:connector>
        <draw:rect draw:style-name="gr1" draw:text-style-name="P1" xml:id="id11" draw:id="id11" draw:layer="layout" svg:width="2.4cm" svg:height="0.8cm" svg:x="7.9cm" svg:y="13.9cm">
          <text:p text:style-name="P1">4 Week</text:p>
        </draw:rect>
        <draw:rect draw:style-name="gr1" draw:text-style-name="P1" xml:id="id12" draw:id="id12" draw:layer="layout" svg:width="2.4cm" svg:height="0.8cm" svg:x="11.2cm" svg:y="13.9cm">
          <text:p text:style-name="P1">4 Week</text:p>
        </draw:rect>
        <draw:connector draw:style-name="gr2" draw:text-style-name="P1" draw:layer="layout" svg:x1="10.8cm" svg:y1="12.9cm" svg:x2="10.3cm" svg:y2="14.3cm" draw:start-shape="id10" draw:start-glue-point="2" draw:end-shape="id11" draw:end-glue-point="1" svg:d="m10800 12900v1400h-500">
          <text:p/>
        </draw:connector>
        <draw:connector draw:style-name="gr2" draw:text-style-name="P1" draw:layer="layout" svg:x1="10.8cm" svg:y1="12.9cm" svg:x2="11.2cm" svg:y2="14.3cm" draw:start-shape="id10" draw:start-glue-point="2" draw:end-shape="id12" draw:end-glue-point="3" svg:d="m10800 12900v1400h400">
          <text:p/>
        </draw:connector>
        <draw:connector draw:style-name="gr2" draw:text-style-name="P1" draw:layer="layout" svg:x1="8.85cm" svg:y1="8.3cm" svg:x2="8.85cm" svg:y2="9cm" draw:start-shape="id5" draw:start-glue-point="2" draw:end-shape="id7" draw:end-glue-point="0" svg:d="m8850 8300v700">
          <text:p/>
        </draw:connector>
        <draw:connector draw:style-name="gr2" draw:text-style-name="P1" draw:layer="layout" svg:x1="19.95cm" svg:y1="8.5cm" svg:x2="19.95cm" svg:y2="9cm" draw:start-shape="id6" draw:start-glue-point="2" draw:end-shape="id13" draw:end-glue-point="0" svg:d="m19950 8500v500">
          <text:p/>
        </draw:connector>
        <draw:rect draw:style-name="gr1" draw:text-style-name="P1" xml:id="id18" draw:id="id18" draw:layer="layout" svg:width="5.5cm" svg:height="0.8cm" svg:x="14cm" svg:y="10.55cm">
          <text:p text:style-name="P1">1<text:span text:style-name="T1">st</text:span> Question Group</text:p>
        </draw:rect>
        <draw:rect draw:style-name="gr1" draw:text-style-name="P1" xml:id="id16" draw:id="id16" draw:layer="layout" svg:width="2cm" svg:height="0.8cm" svg:x="20.9cm" svg:y="12.3cm">
          <text:p text:style-name="P1">List</text:p>
        </draw:rect>
        <draw:rect draw:style-name="gr1" draw:text-style-name="P1" xml:id="id14" draw:id="id14" draw:layer="layout" svg:width="1.7cm" svg:height="0.8cm" svg:x="19.35cm" svg:y="13.9cm">
          <text:p text:style-name="P1">Job</text:p>
        </draw:rect>
        <draw:rect draw:style-name="gr1" draw:text-style-name="P1" xml:id="id17" draw:id="id17" draw:layer="layout" svg:width="1.7cm" svg:height="0.8cm" svg:x="22.5cm" svg:y="13.9cm">
          <text:p text:style-name="P1">Job</text:p>
        </draw:rect>
        <draw:rect draw:style-name="gr1" draw:text-style-name="P1" xml:id="id20" draw:id="id20" draw:layer="layout" svg:width="3.4cm" svg:height="0.8cm" svg:x="16.2cm" svg:y="16.7cm">
          <text:p text:style-name="P1">Job Details</text:p>
        </draw:rect>
        <draw:rect draw:style-name="gr1" draw:text-style-name="P1" xml:id="id21" draw:id="id21" draw:layer="layout" svg:width="5.1cm" svg:height="0.8cm" svg:x="20.7cm" svg:y="16.7cm">
          <text:p text:style-name="P1">Employer Details</text:p>
        </draw:rect>
        <draw:connector draw:style-name="gr2" draw:text-style-name="P1" draw:layer="layout" svg:x1="20.2cm" svg:y1="14.7cm" svg:x2="20.2cm" svg:y2="15.3cm" draw:start-shape="id14" draw:start-glue-point="2" draw:end-shape="id15" draw:end-glue-point="0" svg:d="m20200 14700v600">
          <text:p/>
        </draw:connector>
        <draw:connector draw:style-name="gr2" draw:text-style-name="P1" draw:layer="layout" svg:x1="20.2cm" svg:y1="14.7cm" svg:x2="20.2cm" svg:y2="15.3cm" draw:start-shape="id14" draw:start-glue-point="2" draw:end-shape="id15" draw:end-glue-point="0" svg:d="m20200 14700v600">
          <text:p/>
        </draw:connector>
        <draw:connector draw:style-name="gr2" draw:text-style-name="P1" draw:layer="layout" svg:x1="21.9cm" svg:y1="13.1cm" svg:x2="21.05cm" svg:y2="14.3cm" draw:start-shape="id16" draw:start-glue-point="2" draw:end-shape="id14" draw:end-glue-point="1" svg:d="m21900 13100v1200h-850">
          <text:p/>
        </draw:connector>
        <draw:connector draw:style-name="gr2" draw:text-style-name="P1" draw:layer="layout" svg:x1="21.9cm" svg:y1="13.1cm" svg:x2="22.5cm" svg:y2="14.3cm" draw:start-shape="id16" draw:start-glue-point="2" draw:end-shape="id17" draw:end-glue-point="3" svg:d="m21900 13100v1200h600">
          <text:p/>
        </draw:connector>
        <draw:connector draw:style-name="gr2" draw:text-style-name="P1" draw:layer="layout" svg:x1="19.95cm" svg:y1="9.8cm" svg:x2="19.5cm" svg:y2="10.95cm" draw:start-shape="id13" draw:start-glue-point="2" draw:end-shape="id18" draw:end-glue-point="1" svg:d="m19950 9800v1150h-450">
          <text:p/>
        </draw:connector>
        <draw:rect draw:style-name="gr1" draw:text-style-name="P1" xml:id="id19" draw:id="id19" draw:layer="layout" svg:width="2cm" svg:height="0.8cm" svg:x="20.9cm" svg:y="10.55cm">
          <text:p text:style-name="P1">Jobs</text:p>
        </draw:rect>
        <draw:connector draw:style-name="gr2" draw:text-style-name="P1" draw:layer="layout" svg:x1="19.95cm" svg:y1="9.8cm" svg:x2="20.9cm" svg:y2="10.95cm" draw:start-shape="id13" draw:start-glue-point="2" draw:end-shape="id19" draw:end-glue-point="3" svg:d="m19950 9800v1150h950">
          <text:p/>
        </draw:connector>
        <draw:connector draw:style-name="gr2" draw:text-style-name="P1" draw:layer="layout" svg:x1="21.9cm" svg:y1="11.35cm" svg:x2="21.9cm" svg:y2="12.3cm" draw:start-shape="id19" draw:start-glue-point="2" draw:end-shape="id16" draw:end-glue-point="0" svg:d="m21900 11350v950">
          <text:p/>
        </draw:connector>
        <draw:frame draw:style-name="gr4" draw:layer="layout" svg:width="1.488cm" svg:height="0.962cm" svg:x="11.5cm" svg:y="9.738cm">
          <draw:text-box>
            <text:p>QG</text:p>
          </draw:text-box>
        </draw:frame>
        <draw:frame draw:style-name="gr4" draw:layer="layout" svg:width="1.488cm" svg:height="0.962cm" svg:x="22.212cm" svg:y="9.638cm">
          <draw:text-box>
            <text:p>QG</text:p>
          </draw:text-box>
        </draw:frame>
        <draw:frame draw:style-name="gr4" draw:layer="layout" svg:width="1.488cm" svg:height="0.962cm" svg:x="9.2cm" svg:y="13.1cm">
          <draw:text-box>
            <text:p>QG</text:p>
          </draw:text-box>
        </draw:frame>
        <draw:frame draw:style-name="gr4" draw:layer="layout" svg:width="1.488cm" svg:height="0.962cm" svg:x="12.712cm" svg:y="13.038cm">
          <draw:text-box>
            <text:p>QG</text:p>
          </draw:text-box>
        </draw:frame>
        <draw:frame draw:style-name="gr4" draw:layer="layout" svg:width="1.488cm" svg:height="0.962cm" svg:x="20.2cm" svg:y="13.1cm">
          <draw:text-box>
            <text:p>QG</text:p>
          </draw:text-box>
        </draw:frame>
        <draw:frame draw:style-name="gr4" draw:layer="layout" svg:width="1.488cm" svg:height="0.962cm" svg:x="23.412cm" svg:y="13.038cm">
          <draw:text-box>
            <text:p>QG</text:p>
          </draw:text-box>
        </draw:frame>
        <draw:rect draw:style-name="gr1" draw:text-style-name="P1" xml:id="id15" draw:id="id15" draw:layer="layout" svg:width="2cm" svg:height="0.8cm" svg:x="19.2cm" svg:y="15.3cm">
          <text:p text:style-name="P1">List</text:p>
        </draw:rect>
        <draw:connector draw:style-name="gr2" draw:text-style-name="P1" draw:layer="layout" svg:x1="20.2cm" svg:y1="16.1cm" svg:x2="19.6cm" svg:y2="17.1cm" draw:start-shape="id15" draw:start-glue-point="2" draw:end-shape="id20" draw:end-glue-point="1" svg:d="m20200 16100v1000h-600">
          <text:p/>
        </draw:connector>
        <draw:connector draw:style-name="gr2" draw:text-style-name="P1" draw:layer="layout" svg:x1="20.2cm" svg:y1="16.1cm" svg:x2="20.7cm" svg:y2="17.1cm" draw:start-shape="id15" draw:start-glue-point="2" draw:end-shape="id21" draw:end-glue-point="3" svg:d="m20200 16100v1000h500">
          <text:p/>
        </draw:connector>
        <draw:frame draw:style-name="gr4" draw:layer="layout" svg:width="1.488cm" svg:height="0.962cm" svg:x="15.812cm" svg:y="15.838cm">
          <draw:text-box>
            <text:p>QG</text:p>
          </draw:text-box>
        </draw:frame>
        <draw:frame draw:style-name="gr4" draw:layer="layout" svg:width="1.488cm" svg:height="0.962cm" svg:x="24.5cm" svg:y="15.838cm">
          <draw:text-box>
            <text:p>Q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9T19:57:18</meta:creation-date>
    <dc:date>2013-07-22T14:45:12</dc:date>
    <meta:editing-duration>PT27M51S</meta:editing-duration>
    <meta:editing-cycles>6</meta:editing-cycles>
    <meta:generator>OpenOffice.org/3.4.1$Unix OpenOffice.org_project/341m1$Build-9593</meta:generator>
    <meta:document-statistic meta:object-count="52"/>
  </office:meta>
</office:document-meta>
</file>